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E5AEA4D3D0B9D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3cm" svg:y="0cm" svg:width="18.595cm" svg:height="20.705cm" draw:z-index="0"><draw:image xlink:href="Pictures/100002010000078000000438AE5AEA4D3D0B9DD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2:54:55.155792680</meta:creation-date>
    <dc:date>2018-09-16T22:55:23.187337015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